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9_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. Almosnino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February 26, 1856</text:p>
      <text:p text:style-name="P5">Month<text:tab/><text:tab/><text:tab/><text:tab/><text:tab/><text:tab/>February</text:p>
      <text:p text:style-name="P5">Year<text:tab/><text:tab/><text:tab/><text:tab/><text:tab/><text:tab/>1856</text:p>
      <text:p text:style-name="P5">Hebrew Date<text:tab/><text:tab/><text:tab/><text:tab/><text:tab/></text:p>
      <text:p text:style-name="P5">Undated</text:p>
      <text:p text:style-name="P5">City<text:tab/><text:tab/><text:tab/><text:tab/><text:tab/><text:tab/>London</text:p>
      <text:p text:style-name="P5">State<text:tab/><text:tab/><text:tab/><text:tab/><text:tab/><text:tab/></text:p>
      <text:p text:style-name="P5">Country<text:tab/><text:tab/><text:tab/><text:tab/><text:tab/>UK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London. 26 feb.[sic!] 1856/</text:p>
      <text:p text:style-name="P2">My Dear Sir,/</text:p>
      <text:p text:style-name="P2"><text:tab/>Circumstances of a [?]/ nature, have prevented me the pleasure/ of addressing you for a long time past, but/ I trust you are persuaded that my/ silence could not have arisen from/ any abatement in the regard which/ myself <text:s/>circle sincerely entertain/ towards you &amp; yours...it is just 3 months/ since I have had to [?] the/ loss of my dear sister Mrs. Aguilar/ who was suddenly called from us to/ a better world to enjoy I trust a/ everlasting beatitude. <text:s/>My poor Brother/ who has for years been a severe sufferer/ has lately undergone a most severe/ operation for the preservation of his/ life, &amp; it is now above a month/ that he has been only able to leave/ his bed for a short time daily/ and tho immediate danger has/ </text:p>
      <text:p text:style-name="P2"/>
      <text:p text:style-name="P2">[Page 2]</text:p>
      <text:p text:style-name="P2">passed, continues in a very/ precarious state so that you will/ perceive we have had abundant/ anxiety. <text:s/><text:soft-page-break/>Tho I have not written/ to you I have been constant in/ our inquiries, from all and also/ from yours--&amp; have always derived/ much satisfaction from the good/ tidings we have of you. <text:s/>Here/ there is nothing new worth communicating/ except that our Hebrew Lord/ Mayor is gaining golden opinions/ from all classes which cannot/ fail, of doing good to our nation/ in public estimation. <text:s/>It was with/ much pleasure we learnt thro'/ [?], the safe [?]/ of your good [?] and the birth/ of a daughter, may the dear infant/</text:p>
      <text:p text:style-name="P2"/>
      <text:p text:style-name="P2">[Page 3]</text:p>
      <text:p text:style-name="P2">prove a source of happiness to you/ both. <text:s/>Mrs. Almosnino &amp; all my/ circle offer you their sincerest/ congratulations on the event &amp; they/ hope one day to make the/ acquaintance of the young lady/ &amp; her mother. <text:s/>Mr. [?]/ <text:s/>&amp; family Mr Aguilar &amp; family/ all unite in like congratulations/ and offering you my dear sir,/ that I shall always be happy/ to hear from you, begging that/ you will excuse me if I do not/ write as often as I could wish/ for you know how my time is/ occupied &amp; daily increases I am/ my dear sir, with best wishes/ yours truly/ S. Almosnino/</text:p>
      <text:p text:style-name="P2">Our mutual friend Mr Philips/</text:p>
      <text:p text:style-name="P2"/>
      <text:p text:style-name="P2">[Page 4]</text:p>
      <text:p text:style-name="P2">kindly takes charge of this, he has/ always spoken of you in the/ highest terms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4T14:25:18.74</meta:creation-date>
    <dc:date>2012-01-04T14:42:20.45</dc:date>
    <dc:creator>Penn Libraries</dc:creator>
    <meta:editing-duration>PT00H01M5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1" meta:word-count="546" meta:character-count="3342"/>
  </office:meta>
</office:document-meta>
</file>